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ConnectionTest.disconnectFrom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erConnectionTest.openAnd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erverConnectionTest.ro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erverConnectionTest.closeEngine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verConnectionTest.polling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erverConnectionTest.broadc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erverConnectionTest.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rverConnectionTest.call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ConnectionTest.ackWithoutArgsFrom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erverConnectionTest.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erverConnectionTest.call( Object ... 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ConnectionTest.ackWithou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erverConnectionTest.websocketHandshake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ServerConnectionTest.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